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8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quot;Freeze&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 table:content-validation-name="val1" office:value-type="string">
            <text:p>Type</text:p>
          </table:table-cell>
          <table:table-cell table:style-name="ce1" table:content-validation-name="val2" office:value-type="string">
            <text:p>Title</text:p>
          </table:table-cell>
          <table:table-cell table:style-name="ce2" office:value-type="string">
            <text:p>Description</text:p>
          </table:table-cell>
          <table:table-cell table:style-name="ce1" table:content-validation-name="val3" office:value-type="string">
            <text:p>Status</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Better design for CastUtils.DoWithClass</text:p>
          </table:table-cell>
          <table:table-cell table:style-name="ce2" office:value-type="string">
            <text:p>Currently the design is based on null or non/null returning. It should return other class that allows to continue casting or not casting to allow a kind of "pattern match"</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cylinder matching UI</text:p>
          </table:table-cell>
          <table:table-cell table:style-name="ce2" office:value-type="string">
            <text:p>The UI should allow to put a cylinder anywhere in the 2D view, and rotate/edit it until it approximately fit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3D view side of the cylinder matching UI</text:p>
          </table:table-cell>
          <table:table-cell table:style-name="ce2" office:value-type="string">
            <text:p>In the 3D view, display the temporary cylinder</text:p>
          </table:table-cell>
          <table:table-cell table:style-name="ce1" table:content-validation-name="val3" office:value-type="string">
            <text:p>Closed</text:p>
          </table:table-cell>
          <table:table-cell table:style-name="ce3" table:number-columns-repeated="1020"/>
        </table:table-row>
        <table:table-row table:style-name="ro3">
          <table:table-cell table:style-name="ce1" table:content-validation-name="val1" office:value-type="string">
            <text:p>Feature</text:p>
          </table:table-cell>
          <table:table-cell table:style-name="ce1" table:content-validation-name="val2" office:value-type="string">
            <text:p>Add cylinder snapping support to 2D and 3D views</text:p>
          </table:table-cell>
          <table:table-cell table:style-name="ce2" office:value-type="string">
            <text:p>Allow the user to snap the temporary cylinder to the sketch, generating a mesh that approximates the sketch</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New cylinder lighting is invisible</text:p>
          </table:table-cell>
          <table:table-cell table:style-name="ce2" office:value-type="string">
            <text:p>Currently new cylinders 3D view is totally black. We don't see any lighting</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Let viewmodels access camera matrices</text:p>
          </table:table-cell>
          <table:table-cell table:style-name="ce2" office:value-type="string">
            <text:p>Design an automatic way for view models to access camera matrices. This is required for snapping to work correctly and for the 2D display to work correctly for snapped primitives.</text:p>
          </table:table-cell>
          <table:table-cell table:style-name="ce1" table:content-validation-name="val3" office:value-type="string">
            <text:p>Closed</text:p>
          </table:table-cell>
          <table:table-cell table:style-name="ce3" table:number-columns-repeated="1020"/>
        </table:table-row>
        <table:table-row table:style-name="ro4">
          <table:table-cell table:style-name="ce1" table:content-validation-name="val1" office:value-type="string">
            <text:p>Bug</text:p>
          </table:table-cell>
          <table:table-cell table:style-name="ce1" table:content-validation-name="val2" office:value-type="string">
            <text:p>Mesh inflation algorithm corrupts the mesh</text:p>
          </table:table-cell>
          <table:table-cell table:style-name="ce2"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Possibility to snap cylinder size</text:p>
          </table:table-cell>
          <table:table-cell table:style-name="ce2" office:value-type="string">
            <text:p>Add user interface and computation so that the user will be able to control the cylinder's size (for example, both top and bottom size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Make faster computation</text:p>
          </table:table-cell>
          <table:table-cell table:style-name="ce2" office:value-type="string">
            <text:p>Try snapping immediately to the final stage, instead of small steps. It can also work with the cylinder size constraint.</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UI improvements</text:p>
          </table:table-cell>
          <table:table-cell table:style-name="ce2" office:value-type="string">
            <text:p>Ability to control the 3D view. And maybe the 2D view. </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a half-circle (Kippa) primitive</text:p>
          </table:table-cell>
          <table:table-cell table:style-name="ce2" office:value-type="string">
            <text:p>Add another primitive with its fibers and try to snap it</text:p>
          </table:table-cell>
          <table:table-cell table:style-name="ce1" table:content-validation-name="val3" office:value-type="string">
            <text:p>Freeze</text:p>
          </table:table-cell>
          <table:table-cell table:style-name="ce3" table:number-columns-repeated="1020"/>
        </table:table-row>
        <table:table-row table:style-name="ro1">
          <table:table-cell table:style-name="ce1" table:content-validation-name="val1" office:value-type="string">
            <text:p>Bug</text:p>
          </table:table-cell>
          <table:table-cell table:style-name="ce1" table:content-validation-name="val2" office:value-type="string">
            <text:p>AutoDiff differentiates sums slowly</text:p>
          </table:table-cell>
          <table:table-cell table:style-name="ce2" office:value-type="string">
            <text:p>Add a special class called SparseSum that will help summing a lot of sparse vectors quickly</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ached evaluation for faster differentiation</text:p>
          </table:table-cell>
          <table:table-cell table:style-name="ce2" office:value-type="string">
            <text:p>Differentiation needs to evaluate many sub-trees. We can easily overcome the re-evaluation of many subtrees by caching evaluation results during differentiation. This will improve differentiation performance.</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Visualize mesh deformation during snapping</text:p>
          </table:table-cell>
          <table:table-cell table:style-name="ce2" office:value-type="string">
            <text:p>Try to visualize the motion vectors of mesh vertices. If it doesn't look well – export them to a file and visualize them in another tool (for example – matlab)</text:p>
          </table:table-cell>
          <table:table-cell table:style-name="ce1" table:content-validation-name="val3" office:value-type="string">
            <text:p>Closed</text:p>
          </table:table-cell>
          <table:table-cell table:style-name="ce3" table:number-columns-repeated="1020"/>
        </table:table-row>
        <table:table-row table:style-name="ro5">
          <table:table-cell table:style-name="ce1" table:content-validation-name="val1" office:value-type="string">
            <text:p>Bug</text:p>
          </table:table-cell>
          <table:table-cell table:style-name="ce1" table:content-validation-name="val2" office:value-type="string">
            <text:p>Snapping process makes back-facing polygons</text:p>
          </table:table-cell>
          <table:table-cell table:style-name="ce2" office:value-type="string">
            <text:p>When snapping a cylinder we can see that it becomes red. That means that polygons become back-faced instead of front-faced. It could happen because of positions-flip. WI 15 can help visualize and solve the problem.</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Bug</text:p>
          </table:table-cell>
          <table:table-cell table:style-name="ce1" table:content-validation-name="val2" office:value-type="string">
            <text:p>Curved sketch lines create a bump on the cyl.</text:p>
          </table:table-cell>
          <table:table-cell table:style-name="ce2"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style-name="ce1" table:content-validation-name="val3" office:value-type="string">
            <text:p>Freeze</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Cylinders before snapping are not really cylinders</text:p>
          </table:table-cell>
          <table:table-cell table:style-name="ce2" office:value-type="string">
            <text:p>Adding a new cylinder, before snapping, creates a cylinder approximation mesh that is displayed in the 3D view. This shape is not really a cylinder.</text:p>
          </table:table-cell>
          <table:table-cell table:style-name="ce1" table:content-validation-name="val3" office:value-type="string">
            <text:p>Closed</text:p>
          </table:table-cell>
          <table:table-cell table:style-name="ce3" table:number-columns-repeated="1020"/>
        </table:table-row>
        <table:table-row table:style-name="ro6">
          <table:table-cell table:style-name="ce1" table:content-validation-name="val1" office:value-type="string">
            <text:p>Feature</text:p>
          </table:table-cell>
          <table:table-cell table:style-name="ce1" table:content-validation-name="val2" office:value-type="string">
            <text:p>Try rings-model for cyllinders</text:p>
          </table:table-cell>
          <table:table-cell table:style-name="ce2"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Add track-ball camera</text:p>
          </table:table-cell>
          <table:table-cell table:style-name="ce2" office:value-type="string">
            <text:p>Add ability to look at the generated model with a track-ball camera (rotate using drag + zoom using wheel) </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Add duplication of snapped primitives</text:p>
          </table:table-cell>
          <table:table-cell table:style-name="ce2" office:value-type="string">
            <text:p>Ability to duplicate a snapped primitive and create a temporary primitive with the same parameters. We will probably need a panel with a list of all snapped primitives</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Zoom for sketch</text:p>
          </table:table-cell>
          <table:table-cell table:style-name="ce2" office:value-type="string">
            <text:p>Allow zooming and panning in the sketch interface. Useful for fine-tuning snapped primitiv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Cone primitive</text:p>
          </table:table-cell>
          <table:table-cell table:style-name="ce2" office:value-type="string">
            <text:p>A "cone" will be a cylinder with two circles, each having a different radius but sharing the axis.</text:p>
          </table:table-cell>
          <table:table-cell table:style-name="ce1" table:content-validation-name="val3" office:value-type="string">
            <text:p>Closed</text:p>
          </table:table-cell>
          <table:table-cell table:style-name="ce3" table:number-columns-repeated="1020"/>
        </table:table-row>
        <table:table-row table:style-name="ro2">
          <table:table-cell table:style-name="ce1" table:content-validation-name="val1" office:value-type="string">
            <text:p>Bug</text:p>
          </table:table-cell>
          <table:table-cell table:style-name="ce1" table:content-validation-name="val2" office:value-type="string">
            <text:p>Make toobars/menus be simple WPF elems</text:p>
          </table:table-cell>
          <table:table-cell table:style-name="ce2" office:value-type="string">
            <text:p>Currently toolbars and menus are derived from the ToolBar and Menu classes of WPF and written in XAML files. Make them be simple WPF menus/toolbars so that we can apply their styles.</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Multi-radius cylinder</text:p>
          </table:table-cell>
          <table:table-cell table:style-name="ce2" office:value-type="string">
            <text:p>A cylinder that has multiple radii. Useful for curved-silhouette cylindrical objects.</text:p>
          </table:table-cell>
          <table:table-cell table:style-name="ce1" table:content-validation-name="val3" office:value-type="string">
            <text:p>Open</text:p>
          </table:table-cell>
          <table:table-cell table:style-name="ce3" table:number-columns-repeated="1020"/>
        </table:table-row>
        <table:table-row table:style-name="ro2">
          <table:table-cell table:style-name="ce1" table:content-validation-name="val1" office:value-type="string">
            <text:p>Feature</text:p>
          </table:table-cell>
          <table:table-cell table:style-name="ce1" table:content-validation-name="val2" office:value-type="string">
            <text:p>Undo/Redo</text:p>
          </table:table-cell>
          <table:table-cell table:style-name="ce2" office:value-type="string">
            <text:p>Allow undo/redo of editing operations. Selections should stay the same. Can be implemented with serialization/deserialization, like load and save</text:p>
          </table:table-cell>
          <table:table-cell table:style-name="ce1"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ketches with hidden surfaces</text:p>
          </table:table-cell>
          <table:table-cell table:style-name="ce2" office:value-type="string">
            <text:p>Constraints on snapped primitives. Part of the primitives is seen in the sketch.</text:p>
          </table:table-cell>
          <table:table-cell table:style-name="ce1" table:content-validation-name="val3" office:value-type="string">
            <text:p>Open</text:p>
          </table:table-cell>
          <table:table-cell table:style-name="ce3" table:number-columns-repeated="1020"/>
        </table:table-row>
        <table:table-row table:style-name="ro1">
          <table:table-cell office:value-type="string">
            <text:p>Feature</text:p>
          </table:table-cell>
          <table:table-cell office:value-type="string">
            <text:p>Add constraint</text:p>
          </table:table-cell>
          <table:table-cell office:value-type="string">
            <text:p>Distance + touch constraints</text:p>
          </table:table-cell>
          <table:table-cell table:content-validation-name="val3" office:value-type="string">
            <text:p>Open</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Incremental constraints</text:p>
          </table:table-cell>
          <table:table-cell table:style-name="ce2" office:value-type="string">
            <text:p>Run solver after constraints modification</text:p>
          </table:table-cell>
          <table:table-cell table:style-name="ce1" table:content-validation-name="val3" office:value-type="string">
            <text:p>Closed</text:p>
          </table:table-cell>
          <table:table-cell table:style-name="ce3" table:number-columns-repeated="1020"/>
        </table:table-row>
        <table:table-row table:style-name="ro1">
          <table:table-cell table:style-name="ce1" table:content-validation-name="val1" office:value-type="string">
            <text:p>Feature</text:p>
          </table:table-cell>
          <table:table-cell table:style-name="ce1" table:content-validation-name="val2" office:value-type="string">
            <text:p>Show/hide different layers on the sketch</text:p>
          </table:table-cell>
          <table:table-cell table:style-name="ce2" office:value-type="string">
            <text:p>Ability to show and hide sketch curves, snapped primitives and temporary primitives</text:p>
          </table:table-cell>
          <table:table-cell table:style-name="ce1" table:content-validation-name="val3" office:value-type="string">
            <text:p>Closed</text:p>
          </table:table-cell>
          <table:table-cell table:style-name="ce3" table:number-columns-repeated="1020"/>
        </table:table-row>
        <table:table-row table:style-name="ro1" table:number-rows-repeated="65505">
          <table:table-cell table:style-name="ce1" table:content-validation-name="val1"/>
          <table:table-cell table:style-name="ce1" table:content-validation-name="val2"/>
          <table:table-cell table:style-name="ce2"/>
          <table:table-cell table:style-name="ce1" table:content-validation-name="val3"/>
          <table:table-cell table:style-name="ce3" table:number-columns-repeated="1020"/>
        </table:table-row>
        <table:table-row table:style-name="ro1">
          <table:table-cell table:number-columns-repeated="4"/>
          <table:table-cell table:style-name="ce3" table:number-columns-repeated="1020"/>
        </table:table-row>
        <table:table-row table:style-name="ro1">
          <table:table-cell table:number-columns-repeated="1024"/>
        </table:table-row>
        <table:table-row table:style-name="ro1" table:number-rows-repeated="983038">
          <table:table-cell table:number-columns-repeated="3"/>
          <table:table-cell table:content-validation-name="val3"/>
          <table:table-cell table:number-columns-repeated="1020"/>
        </table:table-row>
        <table:table-row table:style-name="ro1">
          <table:table-cell table:number-columns-repeated="3"/>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3">23/02/2011</text:date>, <text:time>12:5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1-02-23T12:56:20.21</dc:date>
    <dc:creator>A S</dc:creator>
    <meta:editing-duration>P1DT5H57M3S</meta:editing-duration>
    <meta:editing-cycles>50</meta:editing-cycles>
    <meta:generator>LibreOffice/3.3$Win32 LibreOffice_project/330m19$Build-6</meta:generator>
    <meta:document-statistic meta:table-count="1" meta:cell-count="120" meta:object-count="0"/>
  </office:meta>
</office:document-meta>
</file>